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da1" officeooo:paragraph-rsid="00034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éer fichier de l'état stocké dans /opt/addons/is_bsa/report</text:p>
      <text:p text:style-name="P1">2) Modifier report.xml</text:p>
      <text:p text:style-name="P1">3)modifier __openerp__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uard </meta:initial-creator>
    <meta:creation-date>2015-02-06T07:36:44.908820098</meta:creation-date>
    <dc:date>2015-02-06T07:40:31.600136499</dc:date>
    <dc:creator>brouard </dc:creator>
    <meta:editing-duration>P0D</meta:editing-duration>
    <meta:editing-cycles>1</meta:editing-cycles>
    <meta:document-statistic meta:table-count="0" meta:image-count="0" meta:object-count="0" meta:page-count="1" meta:paragraph-count="3" meta:word-count="13" meta:character-count="111" meta:non-whitespace-character-count="101"/>
    <meta:generator>LibreOffice/4.2.7.2$Linux_x86 LibreOffice_project/420m0$Build-2</meta:generator>
  </office:meta>
</office:document-meta>
</file>